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Guidelines:/channels/login.html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.37885544406298">
            <text:p>4.38</text:p>
          </table:table-cell>
          <table:table-cell office:value-type="float" office:value="0">
            <text:p>0</text:p>
          </table:table-cell>
          <table:table-cell office:value-type="float" office:value="8.13669650122051">
            <text:p>8.14</text:p>
          </table:table-cell>
          <table:table-cell office:value-type="float" office:value="11.9269350081367">
            <text:p>11.93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login.do</text:p>
          </table:table-cell>
          <table:table-cell office:value-type="float" office:value="20">
            <text:p>20</text:p>
          </table:table-cell>
          <table:table-cell office:value-type="float" office:value="727">
            <text:p>727</text:p>
          </table:table-cell>
          <table:table-cell office:value-type="float" office:value="63">
            <text:p>63</text:p>
          </table:table-cell>
          <table:table-cell office:value-type="float" office:value="1427">
            <text:p>1427</text:p>
          </table:table-cell>
          <table:table-cell office:value-type="float" office:value="423.250410513682">
            <text:p>423.25</text:p>
          </table:table-cell>
          <table:table-cell office:value-type="float" office:value="0">
            <text:p>0</text:p>
          </table:table-cell>
          <table:table-cell office:value-type="float" office:value="8.87311446317658">
            <text:p>8.87</text:p>
          </table:table-cell>
          <table:table-cell office:value-type="float" office:value="223.32216684228">
            <text:p>223.32</text:p>
          </table:table-cell>
          <table:table-cell office:value-type="float" office:value="25772.45">
            <text:p>25772.45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;jsessionid=cj4coccmcky6j7obefq9zpml</text:p>
          </table:table-cell>
          <table:table-cell office:value-type="float" office:value="20">
            <text:p>20</text:p>
          </table:table-cell>
          <table:table-cell office:value-type="float" office:value="477">
            <text:p>477</text:p>
          </table:table-cell>
          <table:table-cell office:value-type="float" office:value="80">
            <text:p>80</text:p>
          </table:table-cell>
          <table:table-cell office:value-type="float" office:value="884">
            <text:p>884</text:p>
          </table:table-cell>
          <table:table-cell office:value-type="float" office:value="249.046501681915">
            <text:p>249.05</text:p>
          </table:table-cell>
          <table:table-cell office:value-type="float" office:value="0">
            <text:p>0</text:p>
          </table:table-cell>
          <table:table-cell office:value-type="float" office:value="8.20008200082001">
            <text:p>8.2</text:p>
          </table:table-cell>
          <table:table-cell office:value-type="float" office:value="206.711334691472">
            <text:p>206.71</text:p>
          </table:table-cell>
          <table:table-cell office:value-type="float" office:value="25813.45">
            <text:p>25813.45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home</text:p>
          </table:table-cell>
          <table:table-cell office:value-type="float" office:value="40">
            <text:p>40</text:p>
          </table:table-cell>
          <table:table-cell office:value-type="float" office:value="218">
            <text:p>218</text:p>
          </table:table-cell>
          <table:table-cell office:value-type="float" office:value="33">
            <text:p>33</text:p>
          </table:table-cell>
          <table:table-cell office:value-type="float" office:value="971">
            <text:p>971</text:p>
          </table:table-cell>
          <table:table-cell office:value-type="float" office:value="212.757783347637">
            <text:p>212.76</text:p>
          </table:table-cell>
          <table:table-cell office:value-type="float" office:value="0">
            <text:p>0</text:p>
          </table:table-cell>
          <table:table-cell office:value-type="float" office:value="8.46740050804403">
            <text:p>8.47</text:p>
          </table:table-cell>
          <table:table-cell office:value-type="float" office:value="215.153422020533">
            <text:p>215.15</text:p>
          </table:table-cell>
          <table:table-cell office:value-type="float" office:value="26019.45">
            <text:p>26019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uidelines:/channels/participants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117">
            <text:p>11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148">
            <text:p>3148</text:p>
          </table:table-cell>
          <table:table-cell table:style-name="ce2" office:value-type="float" office:value="1128.31681721049">
            <text:p>1128.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89877641824249">
            <text:p>8.9</text:p>
          </table:table-cell>
          <table:table-cell table:style-name="ce2" office:value-type="float" office:value="40.7744716351502">
            <text:p>40.77</text:p>
          </table:table-cell>
          <table:table-cell table:style-name="ce2" office:value-type="float" office:value="4692">
            <text:p>469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Guidelines:/channels/logout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0.2590204210734">
            <text:p>10.26</text:p>
          </table:table-cell>
          <table:table-cell office:value-type="float" office:value="0">
            <text:p>0</text:p>
          </table:table-cell>
          <table:table-cell office:value-type="float" office:value="14.5454545454545">
            <text:p>14.55</text:p>
          </table:table-cell>
          <table:table-cell office:value-type="float" office:value="18.4801136363636">
            <text:p>18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Guidelines:/channels/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1.610770861575">
            <text:p>11.61</text:p>
          </table:table-cell>
          <table:table-cell office:value-type="float" office:value="0">
            <text:p>0</text:p>
          </table:table-cell>
          <table:table-cell office:value-type="float" office:value="14.7058823529412">
            <text:p>14.71</text:p>
          </table:table-cell>
          <table:table-cell office:value-type="float" office:value="18.6839384191176">
            <text:p>18.6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48">
            <text:p>3148</text:p>
          </table:table-cell>
          <table:table-cell table:style-name="ce2" office:value-type="float" office:value="685.443406690151">
            <text:p>685.44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40.6834825061025">
            <text:p>40.68</text:p>
          </table:table-cell>
          <table:table-cell table:style-name="ce2" office:value-type="float" office:value="471.24822009764">
            <text:p>471.25</text:p>
          </table:table-cell>
          <table:table-cell table:style-name="ce2" office:value-type="float" office:value="11861.28">
            <text:p>11861.2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6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6:16:01.45</dc:date>
    <meta:document-statistic meta:table-count="1" meta:cell-count="90" meta:object-count="0"/>
    <meta:generator>OpenOffice.org/3.2$Win32 OpenOffice.org_project/320m12$Build-9483</meta:generator>
  </office:meta>
</office:document-meta>
</file>